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style:style>
    <style:style style:name="P2" style:parent-style-name="Normal" style:family="paragraph">
      <style:paragraph-properties fo:line-height="100%"/>
    </style:style>
    <style:style style:name="P3" style:parent-style-name="Normal" style:family="paragraph">
      <style:paragraph-properties fo:line-height="100%"/>
    </style:style>
    <style:style style:name="P4" style:parent-style-name="Listeavsnitt" style:list-style-name="LFO1" style:family="paragraph">
      <style:paragraph-properties fo:line-height="100%"/>
    </style:style>
    <style:style style:name="P5" style:parent-style-name="Listeavsnitt" style:list-style-name="LFO1" style:family="paragraph">
      <style:paragraph-properties fo:line-height="100%"/>
    </style:style>
    <style:style style:name="P6" style:parent-style-name="Normal" style:family="paragraph">
      <style:paragraph-properties fo:line-height="100%"/>
    </style:style>
    <style:style style:name="P7" style:parent-style-name="Normal" style:family="paragraph">
      <style:paragraph-properties fo:line-height="100%"/>
    </style:style>
    <style:style style:name="T8" style:parent-style-name="Standardskriftforavsnitt" style:family="text">
      <style:text-properties fo:font-weight="bold" style:font-weight-asian="bold" style:font-weight-complex="bold"/>
    </style:style>
    <style:style style:name="P9" style:parent-style-name="Normal" style:family="paragraph">
      <style:paragraph-properties fo:line-height="100%"/>
    </style:style>
    <style:style style:name="P10" style:parent-style-name="Normal" style:family="paragraph">
      <style:paragraph-properties fo:line-height="100%"/>
      <style:text-properties fo:font-weight="bold" style:font-weight-asian="bold" style:font-weight-complex="bold"/>
    </style:style>
    <style:style style:name="P11" style:parent-style-name="Normal" style:family="paragraph">
      <style:paragraph-properties fo:line-height="100%"/>
    </style:style>
    <style:style style:name="P12" style:parent-style-name="Normal" style:family="paragraph">
      <style:paragraph-properties fo:line-height="100%"/>
      <style:text-properties fo:font-weight="bold" style:font-weight-asian="bold" style:font-weight-complex="bold"/>
    </style:style>
    <style:style style:name="P13" style:parent-style-name="Normal" style:family="paragraph">
      <style:paragraph-properties fo:line-height="100%"/>
    </style:style>
    <style:style style:name="P14" style:parent-style-name="Normal" style:family="paragraph">
      <style:paragraph-properties fo:line-height="100%"/>
      <style:text-properties fo:font-weight="bold" style:font-weight-asian="bold" style:font-weight-complex="bold"/>
    </style:style>
    <style:style style:name="P15" style:parent-style-name="Normal" style:family="paragraph">
      <style:paragraph-properties fo:line-height="100%"/>
    </style:style>
    <style:style style:name="P16" style:parent-style-name="Normal" style:family="paragraph">
      <style:paragraph-properties fo:line-height="100%"/>
      <style:text-properties fo:font-weight="bold" style:font-weight-asian="bold" style:font-weight-complex="bold"/>
    </style:style>
    <style:style style:name="P17" style:parent-style-name="Normal" style:family="paragraph">
      <style:paragraph-properties fo:line-height="100%"/>
    </style:style>
    <style:style style:name="P18" style:parent-style-name="Normal" style:family="paragraph">
      <style:paragraph-properties fo:line-height="100%"/>
      <style:text-properties fo:font-weight="bold" style:font-weight-asian="bold" style:font-weight-complex="bold"/>
    </style:style>
    <style:style style:name="P19" style:parent-style-name="Normal" style:family="paragraph">
      <style:paragraph-properties fo:line-height="100%"/>
    </style:style>
    <style:style style:name="P20" style:parent-style-name="Normal" style:family="paragraph">
      <style:paragraph-properties fo:line-height="100%"/>
      <style:text-properties fo:font-weight="bold" style:font-weight-asian="bold" style:font-weight-complex="bold"/>
    </style:style>
    <style:style style:name="P21" style:parent-style-name="Listeavsnitt" style:list-style-name="LFO1" style:family="paragraph">
      <style:paragraph-properties fo:line-height="100%"/>
    </style:style>
    <style:style style:name="P22" style:parent-style-name="Listeavsnitt" style:list-style-name="LFO1" style:family="paragraph">
      <style:paragraph-properties fo:line-height="100%"/>
    </style:style>
    <style:style style:name="P23" style:parent-style-name="Listeavsnitt" style:list-style-name="LFO1" style:family="paragraph">
      <style:paragraph-properties fo:line-height="100%"/>
    </style:style>
    <style:style style:name="P24" style:parent-style-name="Listeavsnitt" style:list-style-name="LFO1" style:family="paragraph">
      <style:paragraph-properties fo:line-height="100%"/>
    </style:style>
    <style:style style:name="P25" style:parent-style-name="Normal" style:family="paragraph">
      <style:text-properties fo:font-weight="bold" style:font-weight-asian="bold" style:font-weight-complex="bold"/>
    </style:style>
    <style:style style:name="TableColumn27" style:family="table-column">
      <style:table-column-properties style:column-width="2.0972in"/>
    </style:style>
    <style:style style:name="TableColumn28" style:family="table-column">
      <style:table-column-properties style:column-width="2.0979in"/>
    </style:style>
    <style:style style:name="TableColumn29" style:family="table-column">
      <style:table-column-properties style:column-width="2.0979in"/>
    </style:style>
    <style:style style:name="Table26" style:family="table">
      <style:table-properties style:width="6.293in" fo:margin-left="0in" table:align="lef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fo:font-weight="bold" style:font-weight-asian="bold" style:font-weight-complex="bold"/>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fo:font-weight="bold" style:font-weight-asian="bold" style:font-weight-complex="bold"/>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fo:font-weight="bold" style:font-weight-asian="bold" style:font-weight-complex="bold"/>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P42" style:parent-style-name="Normal"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P45" style:parent-style-name="Normal" style:family="paragraph">
      <style:paragraph-properties fo:margin-bottom="0in" fo:line-height="100%"/>
    </style:style>
    <style:style style:name="P46" style:parent-style-name="Normal" style:family="paragraph">
      <style:paragraph-properties fo:margin-bottom="0in" fo:line-height="100%"/>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style>
    <style:style style:name="P89" style:parent-style-name="Normal" style:family="paragraph">
      <style:text-properties fo:font-weight="bold" style:font-weight-asian="bold" style:font-weight-complex="bold"/>
    </style:style>
    <style:style style:name="P90" style:parent-style-name="Listeavsnitt" style:family="paragraph">
      <style:text-properties fo:font-weight="bold" style:font-weight-asian="bold" style:font-weight-complex="bold"/>
    </style:style>
    <style:style style:name="P91" style:parent-style-name="Listeavsnitt" style:list-style-name="LFO1" style:family="paragraph"/>
    <style:style style:name="P92" style:parent-style-name="Listeavsnitt" style:list-style-name="LFO1" style:family="paragraph"/>
    <style:style style:name="P93" style:parent-style-name="Listeavsnitt" style:list-style-name="LFO1" style:family="paragraph"/>
    <style:style style:name="P94" style:parent-style-name="Listeavsnitt" style:list-style-name="LFO1" style:family="paragraph"/>
    <style:style style:name="P95" style:parent-style-name="Listeavsnitt" style:list-style-name="LFO1" style:family="paragraph"/>
    <style:style style:name="P96" style:parent-style-name="Listeavsnitt" style:list-style-name="LFO1" style:family="paragraph"/>
    <style:style style:name="P97" style:parent-style-name="Listeavsnitt" style:list-style-name="LFO1" style:family="paragraph"/>
  </office:automatic-styles>
  <office:body>
    <office:text text:use-soft-page-breaks="true">
      <text:h text:style-name="P1" text:outline-level="1">Sammenlikning av rammeverk</text:h>
      <text:p text:style-name="P2">Blodroed Consulting ønsket en enkel notatapplikasjon<text:s/>for ansatte.<text:s text:c="2"/>Formålet med oppgaven var å implementere denne applikasjonen i to ulike rammeverk, og deretter sammenligne utvikleropplevelse og funksjonalitet.<text:s/>Applikasjonen som ble utviklet heter FastNotes og er en enkel digital notatbok, hvor brukeren kan opprette, lese og navigere mellom sine personlige notater.<text:s/></text:p>
      <text:p text:style-name="P3">I oppgaven ble disse rammeverkene brukt:</text:p>
      <text:list text:style-name="LFO1" text:continue-numbering="true">
        <text:list-item>
          <text:p text:style-name="P4">React Native</text:p>
        </text:list-item>
        <text:list-item>
          <text:p text:style-name="P5">Flutter</text:p>
        </text:list-item>
      </text:list>
      <text:p text:style-name="P6">Begge applikasjonene implementerer samme funksjonalitet, slik at rammeverkene kan sammelingnes på en rettferdig måte.<text:s/></text:p>
      <text:p text:style-name="P7"><text:span text:style-name="T8">Hovedskjerm</text:span></text:p>
      <text:p text:style-name="P9">Liste over alle notater. Hvert element viser tittel på notat for navigasjon og oversikt. Nederst er det en Nytt-notat knapp, plassert i thumbbsone. Den tar bruker til en side for å opprette nye notater. Om bruker trykker på et notat blir de tatt til detaljside.</text:p>
      <text:p text:style-name="P10">Nytt<text:s/>notat</text:p>
      <text:p text:style-name="P11">To tekstfelt, ett til tittel og ett større til innhold. Applikasjon reagerer til tastaturet slik at tekst ikke skjules. Under tekstboksen er det en Lagre knapp. Den lagrer notat og sender bruker tilbake til hovedskjerm. Nytt notat vises.</text:p>
      <text:p text:style-name="P12">Detaljskjerm</text:p>
      <text:p text:style-name="P13">Viser tittel og innhold til notat. Bruker kan navigere tilbake til hovedskjerm via tilbake-knapp.<text:s/></text:p>
      <text:p text:style-name="P14">Design og brukeropplevelse</text:p>
      <text:p text:style-name="P15">Det ble<text:s/>lagt vekt på et enkelt og intuitivt design. Applikasjonen bruker et minimalistisk grensesnitt hvor hovedfokuset er på notatene.Fargepalettet består av lyse rosatoner kombinert med mørkere rosa knapper. Dette gir en god kontrast som videre gjør de enkelt for brukeren å oppdage de mulige handlingene, knappene, i applikasjonen. Designet er og konsekvent på tvers av alle skjermene, både i React Native og i Flutter-versjonen, noe som gir en helhetlig og gjenskjennelig brukeropplevelse</text:p>
      <text:p text:style-name="P16">Thumb Zone</text:p>
      <text:p text:style-name="P17">Plasseringen av viktige interaktive elementer, som «Nytt Notat» knappen er plassert i «thumb zone» på mobile enheter. Denne plasseringen gjør at brukeren enkelt kan nå knappen med en hånd. Dette designvalget bidrar til å gjøre appen mer brukervennlig, samtidig som det følger vanlige mobilinteraksjonsmønstre.<text:s/></text:p>
      <text:p text:style-name="P18">Navigasjon</text:p>
      <text:p text:style-name="P19">Enkel navigasjon, følger standard navigasjonsmønstre. Appen føles kjent og naturlig for bruker.<text:s/></text:p>
      <text:soft-page-break/>
      <text:p text:style-name="P20">Ekstra til brukervennelighet:</text:p>
      <text:list text:style-name="LFO1" text:continue-numbering="true">
        <text:list-item>
          <text:p text:style-name="P21">Knappene i applikasjonen er store, som gir store klikkbare områder.<text:s/></text:p>
        </text:list-item>
        <text:list-item>
          <text:p text:style-name="P22">Notatene vises tydelige og avskilte fra hverandre</text:p>
        </text:list-item>
        <text:list-item>
          <text:p text:style-name="P23">Konsistent design</text:p>
        </text:list-item>
        <text:list-item>
          <text:p text:style-name="P24">Tastaturet dekker ikke lagre knappen når brukeren skriver</text:p>
        </text:list-item>
      </text:list>
      <text:p text:style-name="Normal"/>
      <text:p text:style-name="P25">Sammenligning</text:p>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Egenskap</text:p>
          </table:table-cell>
          <table:table-cell table:style-name="TableCell33">
            <text:p text:style-name="P34">React Native</text:p>
          </table:table-cell>
          <table:table-cell table:style-name="TableCell35">
            <text:p text:style-name="P36">Flutter</text:p>
          </table:table-cell>
        </table:table-row>
        <table:table-row table:style-name="TableRow37">
          <table:table-cell table:style-name="TableCell38">
            <text:p text:style-name="P39">Programmeringsspråk</text:p>
          </table:table-cell>
          <table:table-cell table:style-name="TableCell40">
            <text:p text:style-name="P41">JavaScript /TypeScript Kjente språk innen webutvikling.</text:p>
            <text:p text:style-name="P42">(kjente til fra før)</text:p>
          </table:table-cell>
          <table:table-cell table:style-name="TableCell43">
            <text:p text:style-name="P44">Dart</text:p>
            <text:p text:style-name="P45">Uviklet av google, mindre kjent.<text:s/></text:p>
            <text:p text:style-name="P46">(nytt for meg, men var relativt lett å lære)</text:p>
          </table:table-cell>
        </table:table-row>
        <table:table-row table:style-name="TableRow47">
          <table:table-cell table:style-name="TableCell48">
            <text:p text:style-name="P49">Oppsett</text:p>
          </table:table-cell>
          <table:table-cell table:style-name="TableCell50">
            <text:p text:style-name="P51">Må laste ned app på mobilenhet for å få skjørt programmet.</text:p>
          </table:table-cell>
          <table:table-cell table:style-name="TableCell52">
            <text:p text:style-name="P53">Åpner programmet på datamaskin gjennom Git Bash «flutter run». I tillegg var Flutter mer jobb å sette opp før utviklingen av programmet.</text:p>
          </table:table-cell>
        </table:table-row>
        <table:table-row table:style-name="TableRow54">
          <table:table-cell table:style-name="TableCell55">
            <text:p text:style-name="P56">UI-bygging</text:p>
          </table:table-cell>
          <table:table-cell table:style-name="TableCell57">
            <text:p text:style-name="P58">Bruker React-komponenter som «View, Text oh Pressable». Layout ligner mye på webutvikling.</text:p>
          </table:table-cell>
          <table:table-cell table:style-name="TableCell59">
            <text:p text:style-name="P60">Bruker widgets for å bygge grensesnittet. Alt i UI bygges som widgets.<text:s/></text:p>
          </table:table-cell>
        </table:table-row>
        <table:table-row table:style-name="TableRow61">
          <table:table-cell table:style-name="TableCell62">
            <text:p text:style-name="P63">Utviklingshastighet</text:p>
          </table:table-cell>
          <table:table-cell table:style-name="TableCell64">
            <text:p text:style-name="P65">Rask utvikling med automatisk reload, kjent språk</text:p>
          </table:table-cell>
          <table:table-cell table:style-name="TableCell66">
            <text:p text:style-name="P67">Rask utvikling med automatisk reload</text:p>
          </table:table-cell>
        </table:table-row>
        <table:table-row table:style-name="TableRow68">
          <table:table-cell table:style-name="TableCell69">
            <text:p text:style-name="P70">Plattformstøtte</text:p>
          </table:table-cell>
          <table:table-cell table:style-name="TableCell71">
            <text:p text:style-name="P72">Kan utvikle for Android og IOS med samme kodebase</text:p>
          </table:table-cell>
          <table:table-cell table:style-name="TableCell73">
            <text:p text:style-name="P74">Kan utvikle for Android, iOS, web og desktop fra samme kodebase</text:p>
          </table:table-cell>
        </table:table-row>
        <table:table-row table:style-name="TableRow75">
          <table:table-cell table:style-name="TableCell76">
            <text:p text:style-name="P77">Læringskurve</text:p>
          </table:table-cell>
          <table:table-cell table:style-name="TableCell78">
            <text:p text:style-name="P79">Enkelt da jeg allede kunne JavaScript</text:p>
          </table:table-cell>
          <table:table-cell table:style-name="TableCell80">
            <text:p text:style-name="P81">Litt vanskeligere da jeg ikke kjente til Dart eller Flutter før denne oppgavene.</text:p>
          </table:table-cell>
        </table:table-row>
        <table:table-row table:style-name="TableRow82">
          <table:table-cell table:style-name="TableCell83">
            <text:p text:style-name="P84">Utvikleropplevelse</text:p>
          </table:table-cell>
          <table:table-cell table:style-name="TableCell85">
            <text:p text:style-name="P86"><text:s/>Fleksibelt, og populært språk. Lett å finne hjelp på nett</text:p>
          </table:table-cell>
          <table:table-cell table:style-name="TableCell87">
            <text:p text:style-name="P88">God dokumentasjon av google, fikk det jeg trengte der.<text:s/></text:p>
          </table:table-cell>
        </table:table-row>
      </table:table>
      <text:p text:style-name="P89"/>
      <text:p text:style-name="Listeavsnitt"/>
      <text:p text:style-name="P90">Konklusjon:<text:s/></text:p>
      <text:p text:style-name="Listeavsnitt"><text:s/>Både React Native og Flutter viste seg å være bra egnet til å utvikle enkle mobilapplikasjoner slik som FastNotes.</text:p>
      <text:p text:style-name="Listeavsnitt"/>
      <text:p text:style-name="Listeavsnitt">React gjorde det raskt og enklet å komme i gang, spesielt da det bruker Javascript som mange utviklere (inkludert meg selv) allerede har erfaring med. Bruken av<text:s/><text:soft-page-break/>Expo gjorde det og enkelt å teste appen direkte på telefonen uten et komplisert oppsett.<text:s/></text:p>
      <text:p text:style-name="Listeavsnitt">Flutter ga større kontroll over brukergrensesnittet, og ga svært god ytelse. Selv om det krever han man lærer seg Dart, opplevde jeg dette rammeverket som strukturert og konsistent. Spesielt når man jobber med UI-komponenter.<text:s/></text:p>
      <text:p text:style-name="Listeavsnitt"/>
      <text:p text:style-name="Listeavsnitt">For den typen applikasjon som FastNotes er fungerer begge rammeverkene godt. React egner seg godt for rask utvikling og prototyping, mens Flutter gir mer kontroll og fleksibiltet i designet.<text:s/></text:p>
      <text:p text:style-name="Listeavsnitt"><text:line-break/>Hvilket rammeverk man velger vil derfor avhenge av utviklerens erfaring, og behovene for prosjektet.<text:s/></text:p>
      <text:p text:style-name="Listeavsnitt"/>
      <text:p text:style-name="Listeavsnitt">Krav:<text:s/></text:p>
      <text:p text:style-name="Listeavsnitt">Alle funksjonelle krav er implementert i begge apper</text:p>
      <text:list text:style-name="LFO1" text:continue-numbering="true">
        <text:list-item>
          <text:p text:style-name="P91">Liste over notater</text:p>
        </text:list-item>
        <text:list-item>
          <text:p text:style-name="P92">Tittelvisning</text:p>
        </text:list-item>
        <text:list-item>
          <text:p text:style-name="P93">Opprett nytt notat</text:p>
        </text:list-item>
        <text:list-item>
          <text:p text:style-name="P94">Tastaturhåndtering</text:p>
        </text:list-item>
        <text:list-item>
          <text:p text:style-name="P95">Lagre og vise notat</text:p>
        </text:list-item>
        <text:list-item>
          <text:p text:style-name="P96">Detaljvisning</text:p>
        </text:list-item>
        <text:list-item>
          <text:p text:style-name="P97">Navigasjon</text:p>
        </text:list-item>
      </text:list>
      <text:p text:style-name="Normal">Totalt: 100%</text:p>
      <text:p text:style-name="Listeavsnitt"/>
      <text:p text:style-name="Listeavsnitt"/>
      <text:p text:style-name="Listeavsnitt">Github Repository:<text:s/></text:p>
      <text:p text:style-name="Listeavsnit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foravsnit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foravsnit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foravsnit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foravsnitt">
      <style:text-properties style:font-name-asian="Times New Roman" style:font-name-complex="Times New Roman" fo:color="#0F4761"/>
    </style:style>
    <style:style style:name="Overskrift6Tegn" style:display-name="Overskrift 6 Tegn" style:family="text" style:parent-style-name="Standardskriftforavsnit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foravsnitt">
      <style:text-properties style:font-name-asian="Times New Roman" style:font-name-complex="Times New Roman" fo:color="#595959"/>
    </style:style>
    <style:style style:name="Overskrift8Tegn" style:display-name="Overskrift 8 Tegn" style:family="text" style:parent-style-name="Standardskriftforavsnit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foravsnitt">
      <style:text-properties style:font-name-asian="Times New Roman" style:font-name-complex="Times New Roman" fo:color="#272727"/>
    </style:style>
    <style:style style:name="Tittel" style:display-name="Tittel"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telTegn" style:display-name="Tittel Tegn" style:family="text" style:parent-style-name="Standardskriftforavsnitt">
      <style:text-properties style:font-name="Aptos Display" style:font-name-asian="Times New Roman" style:font-name-complex="Times New Roman" fo:letter-spacing="-0.0069in" style:letter-kerning="true" fo:font-size="28pt" style:font-size-asian="28pt" style:font-size-complex="28pt"/>
    </style:style>
    <style:style style:name="Undertittel" style:display-name="Undertittel"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tittelTegn" style:display-name="Undertittel Tegn" style:family="text" style:parent-style-name="Standardskriftforavsnitt">
      <style:text-properties style:font-name-asian="Times New Roman" style:font-name-complex="Times New Roman" fo:color="#595959" fo:letter-spacing="0.0104in" fo:font-size="14pt" style:font-size-asian="14pt" style:font-size-complex="14pt"/>
    </style:style>
    <style:style style:name="Sitat" style:display-name="S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SitatTegn" style:display-name="Sitat Tegn" style:family="text" style:parent-style-name="Standardskriftforavsnitt">
      <style:text-properties fo:font-style="italic" style:font-style-asian="italic" style:font-style-complex="italic" fo:color="#404040"/>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Sterkutheving" style:display-name="Sterk utheving" style:family="text" style:parent-style-name="Standardskriftforavsnitt">
      <style:text-properties fo:font-style="italic" style:font-style-asian="italic" style:font-style-complex="italic" fo:color="#0F4761"/>
    </style:style>
    <style:style style:name="Sterktsitat" style:display-name="Sterkt s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erktsitatTegn" style:display-name="Sterkt sitat Tegn" style:family="text" style:parent-style-name="Standardskriftforavsnitt">
      <style:text-properties fo:font-style="italic" style:font-style-asian="italic" style:font-style-complex="italic" fo:color="#0F4761"/>
    </style:style>
    <style:style style:name="Sterkreferanse" style:display-name="Sterk referanse" style:family="text" style:parent-style-name="Standardskriftforavsnitt">
      <style:text-properties fo:font-weight="bold" style:font-weight-asian="bold" style:font-weight-complex="bold" fo:font-variant="small-caps" fo:color="#0F4761" fo:letter-spacing="0.0034in"/>
    </style:style>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style:style style:name="Hyperkobling" style:display-name="Hyperkobling" style:family="text" style:parent-style-name="Standardskriftforavsnitt">
      <style:text-properties fo:color="#467886" style:text-underline-type="single" style:text-underline-style="solid" style:text-underline-width="auto" style:text-underline-mode="continuous" style:text-underline-color="font-color"/>
    </style:style>
    <style:style style:name="Uløstomtale" style:display-name="Uløst omtale" style:family="text" style:parent-style-name="Standardskriftforavsnit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milla Harsvik Smith-Tønnessen</meta:initial-creator>
    <dc:creator>Camilla Harsvik Smith-Tønnessen</dc:creator>
    <meta:creation-date>2026-03-19T22:25:00Z</meta:creation-date>
    <dc:date>2026-03-22T16:25:00Z</dc:date>
    <meta:template xlink:href="Normal" xlink:type="simple"/>
    <meta:editing-cycles>2</meta:editing-cycles>
    <meta:editing-duration>PT35940S</meta:editing-duration>
    <meta:user-defined meta:name="GrammarlyDocumentId">296d15e9-6ce5-4630-afa8-a1b9122e9d2a</meta:user-defined>
    <meta:user-defined meta:name="MSIP_Label_695cf23d-70b0-4a80-9221-1d774ac27fb2_Enabled">true</meta:user-defined>
    <meta:user-defined meta:name="MSIP_Label_695cf23d-70b0-4a80-9221-1d774ac27fb2_SetDate">2026-03-18T20:26:56Z</meta:user-defined>
    <meta:user-defined meta:name="MSIP_Label_695cf23d-70b0-4a80-9221-1d774ac27fb2_Method">Standard</meta:user-defined>
    <meta:user-defined meta:name="MSIP_Label_695cf23d-70b0-4a80-9221-1d774ac27fb2_Name">Document internal</meta:user-defined>
    <meta:user-defined meta:name="MSIP_Label_695cf23d-70b0-4a80-9221-1d774ac27fb2_SiteId">8482881e-3699-4b3f-b135-cf4800bc1efb</meta:user-defined>
    <meta:user-defined meta:name="MSIP_Label_695cf23d-70b0-4a80-9221-1d774ac27fb2_ActionId">2c298edb-1681-4de4-90a7-557a379dfbd6</meta:user-defined>
    <meta:user-defined meta:name="MSIP_Label_695cf23d-70b0-4a80-9221-1d774ac27fb2_ContentBits">0</meta:user-defined>
    <meta:user-defined meta:name="MSIP_Label_695cf23d-70b0-4a80-9221-1d774ac27fb2_Tag">10, 3, 0, 1</meta:user-defined>
    <meta:document-statistic meta:page-count="3" meta:paragraph-count="9" meta:word-count="733" meta:character-count="4613" meta:row-count="32" meta:non-whitespace-character-count="3889"/>
  </office:meta>
</office:document-meta>
</file>